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c29a" officeooo:paragraph-rsid="0006c29a"/>
    </style:style>
    <style:style style:name="P2" style:family="paragraph" style:parent-style-name="Standard">
      <style:text-properties officeooo:rsid="0006c29a" officeooo:paragraph-rsid="0008413a"/>
    </style:style>
    <style:style style:name="P3" style:family="paragraph" style:parent-style-name="Table_20_Contents">
      <style:text-properties officeooo:rsid="0006c29a" officeooo:paragraph-rsid="0006c29a"/>
    </style:style>
    <style:style style:name="P4" style:family="paragraph" style:parent-style-name="Standard">
      <style:text-properties officeooo:rsid="0006c29a" officeooo:paragraph-rsid="0006c29a"/>
    </style:style>
    <style:style style:name="P5" style:family="paragraph" style:parent-style-name="Standard">
      <style:text-properties officeooo:rsid="000a0436" officeooo:paragraph-rsid="000a0436"/>
    </style:style>
    <style:style style:name="P6" style:family="paragraph" style:parent-style-name="Standard">
      <style:text-properties officeooo:rsid="000a58e7" officeooo:paragraph-rsid="000a58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Reduced: Time step = 0.000021433470507545</text:p>
      <text:p text:style-name="P6"/>
      <text:p text:style-name="P6"><text:s text:c="2"/>Convergence = 0.000010000 after 1001 steps</text:p>
      <text:p text:style-name="P6"/>
      <text:p text:style-name="P6"><text:s text:c="2"/>Problem size = 1024</text:p>
      <text:p text:style-name="P6"/>
      <text:p text:style-name="P6"><text:s text:c="2"/>Wall Clock = <text:s text:c="6"/>40.703519</text:p>
      <text:p text:style-name="P6"/>
      <text:p text:style-name="P6"><text:s text:c="2"/>Computed solution in outputPar_reduced.dat</text:p>
      <text:p text:style-name="P6"/>
      <text:p text:style-name="P6"/>
      <text:p text:style-name="P6">Full: Time step = 0.000000434788657929</text:p>
      <text:p text:style-name="P6"/>
      <text:p text:style-name="P6"><text:s text:c="2"/>Convergence = 0.000001000 after 4001 steps</text:p>
      <text:p text:style-name="P6"/>
      <text:p text:style-name="P6"><text:s text:c="2"/>Problem size = 65536</text:p>
      <text:p text:style-name="P6"/>
      <text:p text:style-name="P6"><text:s text:c="2"/>Wall Clock = <text:s text:c="6"/>40.634739</text:p>
      <text:p text:style-name="P6"/>
      <text:p text:style-name="P6"><text:s text:c="2"/>Computed solution in outputPar.dat</text:p>
      <text:p text:style-name="P1"/>
      <text:p text:style-name="P1"/>
      <text:p text:style-name="P1">Reduced: Time step = 0.000003180337879096</text:p>
      <text:p text:style-name="P1"/>
      <text:p text:style-name="P1"><text:s text:c="2"/>Convergence = 0.000010000 after 1001 steps</text:p>
      <text:p text:style-name="P1"/>
      <text:p text:style-name="P1"><text:s text:c="2"/>Problem size = 8192</text:p>
      <text:p text:style-name="P1"/>
      <text:p text:style-name="P1"><text:s text:c="2"/>Wall Clock = <text:s text:c="6"/>41.494014</text:p>
      <text:p text:style-name="P1"/>
      <text:p text:style-name="P1"><text:s text:c="2"/>Computed solution in outputPar_reduced.dat</text:p>
      <text:p text:style-name="P1"/>
      <text:p text:style-name="P1"/>
      <text:p text:style-name="P1">Full: Time step = 0.000000434788657929</text:p>
      <text:p text:style-name="P1"/>
      <text:p text:style-name="P1"><text:s text:c="2"/>Convergence = 0.000001000 after 4001 steps</text:p>
      <text:p text:style-name="P1"/>
      <text:p text:style-name="P1"><text:s text:c="2"/>Problem size = 65536</text:p>
      <text:p text:style-name="P1"/>
      <text:p text:style-name="P1"><text:s text:c="2"/>Wall Clock = <text:s text:c="6"/>41.332607</text:p>
      <text:p text:style-name="P1"/>
      <text:p text:style-name="P1"><text:s text:c="2"/>Computed solution in outputPar.dat</text:p>
      <text:p text:style-name="P1"/>
      <text:p text:style-name="P1">diagx=661.197232,weightx=0.000503,diagy=174.000000,weighty=0.001894</text:p>
      <text:p text:style-name="P1">Reduced: diagx=321.489712,weightx=0.001030,diagy=88.666667,weighty=0.003676</text:p>
      <text:p text:style-name="P1"/>
      <text:p text:style-name="P1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Reduced</text:p>
          </table:table-cell>
          <table:table-cell table:style-name="Table1.C1" office:value-type="string">
            <text:p text:style-name="P3">Full</text:p>
          </table:table-cell>
        </table:table-row>
        <table:table-row>
          <table:table-cell table:style-name="Table1.A2" office:value-type="string">
            <text:p text:style-name="P3">N processor</text:p>
          </table:table-cell>
          <table:table-cell table:style-name="Table1.A2" office:value-type="string">
            <text:p text:style-name="P3">8</text:p>
          </table:table-cell>
          <table:table-cell table:style-name="Table1.C2" office:value-type="string">
            <text:p text:style-name="P3">64</text:p>
          </table:table-cell>
        </table:table-row>
        <table:table-row>
          <table:table-cell table:style-name="Table1.A2" office:value-type="string">
            <text:p text:style-name="P1">Wall Clock</text:p>
          </table:table-cell>
          <table:table-cell table:style-name="Table1.A2" office:value-type="string">
            <text:p text:style-name="P1">41.494014</text:p>
          </table:table-cell>
          <table:table-cell table:style-name="Table1.C2" office:value-type="string">
            <text:p text:style-name="P1"><text:s/>41.332607</text:p>
          </table:table-cell>
        </table:table-row>
        <table:table-row>
          <table:table-cell table:style-name="Table1.A2" office:value-type="string">
            <text:p text:style-name="P1">Problem size</text:p>
          </table:table-cell>
          <table:table-cell table:style-name="Table1.A2" office:value-type="string">
            <text:p text:style-name="P1">8192</text:p>
          </table:table-cell>
          <table:table-cell table:style-name="Table1.C2" office:value-type="string">
            <text:p text:style-name="P1">65536</text:p>
          </table:table-cell>
        </table:table-row>
        <table:table-row>
          <table:table-cell table:style-name="Table1.A2" office:value-type="string">
            <text:p text:style-name="P3">dt</text:p>
          </table:table-cell>
          <table:table-cell table:style-name="Table1.A2" office:value-type="string">
            <text:p text:style-name="P1">0.000003180337879096</text:p>
          </table:table-cell>
          <table:table-cell table:style-name="Table1.C2" office:value-type="string">
            <text:p text:style-name="P1">0.000000434788657929</text:p>
          </table:table-cell>
        </table:table-row>
        <table:table-row>
          <table:table-cell table:style-name="Table1.A2" office:value-type="string">
            <text:p text:style-name="P3">weightx</text:p>
          </table:table-cell>
          <table:table-cell table:style-name="Table1.A2" office:value-type="string">
            <text:p text:style-name="P1">0.001030</text:p>
          </table:table-cell>
          <table:table-cell table:style-name="Table1.C2" office:value-type="string">
            <text:p text:style-name="P1">0.000503</text:p>
          </table:table-cell>
        </table:table-row>
        <table:table-row>
          <table:table-cell table:style-name="Table1.A2" office:value-type="string">
            <text:p text:style-name="P1">diagx</text:p>
          </table:table-cell>
          <table:table-cell table:style-name="Table1.A2" office:value-type="string">
            <text:p text:style-name="P1">321.489712 </text:p>
          </table:table-cell>
          <table:table-cell table:style-name="Table1.C2" office:value-type="string">
            <text:p text:style-name="P1">661.197232</text:p>
          </table:table-cell>
        </table:table-row>
        <table:table-row>
          <table:table-cell table:style-name="Table1.A2" office:value-type="string">
            <text:p text:style-name="P1">weighty</text:p>
          </table:table-cell>
          <table:table-cell table:style-name="Table1.A2" office:value-type="string">
            <text:p text:style-name="P1">0.003676</text:p>
          </table:table-cell>
          <table:table-cell table:style-name="Table1.C2" office:value-type="string">
            <text:p text:style-name="P1">0.001894</text:p>
          </table:table-cell>
        </table:table-row>
        <table:table-row>
          <table:table-cell table:style-name="Table1.A2" office:value-type="string">
            <text:p text:style-name="P1">diagy</text:p>
          </table:table-cell>
          <table:table-cell table:style-name="Table1.A2" office:value-type="string">
            <text:p text:style-name="P2">88.666667</text:p>
          </table:table-cell>
          <table:table-cell table:style-name="Table1.C2" office:value-type="string">
            <text:p text:style-name="P1">174.000000</text:p>
          </table:table-cell>
        </table:table-row>
      </table:table>
      <text:p text:style-name="P1"/>
      <text:p text:style-name="P1"/>
      <text:p text:style-name="P1"/>
      <text:p text:style-name="P1"/>
      <text:p text:style-name="P5"><text:s/>x[i][j][k] = weightx *(x0[i-1][j][k] + x0[i+1][j][k] + x0[i][j][k]*diagx)</text:p>
      <text:p text:style-name="P5"><text:s text:c="20"/>+ weighty *(x0[i][j-1][k] + x0[i][j+1][k] + x0[i][j][k]*diagy)</text:p>
      <text:p text:style-name="P5">+ weightz *(x0[i][j][k-1] + x0[i][j][k+1] + x0[i][j][k]*diagz);</text:p>
      <text:p text:style-name="P5"/>
      <text:p text:style-name="P5"/>
      <text:p text:style-name="P5"><text:s text:c="2"/>*r = 0.0;</text:p>
      <text:p text:style-name="P5"><text:s text:c="3"/>for(k=zs[me];k&lt;=ze[me];k++)</text:p>
      <text:p text:style-name="P5"><text:s text:c="5"/>for(j=ys[me];j&lt;=ye[me];j++)</text:p>
      <text:p text:style-name="P5"><text:s text:c="7"/>for(i=xs[me];i&lt;=xe[me];i++)</text:p>
      <text:p text:style-name="P5"><text:s text:c="7"/>{</text:p>
      <text:p text:style-name="P5"><text:s text:c="8"/>rk = x0[i][j][k] - x[i][j][k];</text:p>
      <text:p text:style-name="P5"><text:s text:c="8"/>*r <text:s/>= *r + rk*rk;</text:p>
      <text:p text:style-name="P5"><text:s text:c="8"/>x0[i][j][k] = x[i][j][k];</text:p>
      <text:p text:style-name="P5"><text:s text:c="7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3:55:42.102108877</meta:creation-date>
    <dc:date>2017-12-04T14:16:18.539006846</dc:date>
    <meta:editing-duration>PT8M45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60" meta:word-count="167" meta:character-count="1493" meta:non-whitespace-character-count="1251"/>
  </office:meta>
</office:document-meta>
</file>